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9dc8e"/>
    </style:style>
    <style:style style:name="P2" style:family="paragraph" style:parent-style-name="Standard">
      <style:text-properties officeooo:paragraph-rsid="001ab119"/>
    </style:style>
    <style:style style:name="P3" style:family="paragraph" style:parent-style-name="Standard">
      <style:text-properties officeooo:paragraph-rsid="001c714b"/>
    </style:style>
    <style:style style:name="P4" style:family="paragraph" style:parent-style-name="Standard">
      <style:text-properties officeooo:paragraph-rsid="001d8725"/>
    </style:style>
    <style:style style:name="T1" style:family="text">
      <style:text-properties officeooo:rsid="0019dc8e"/>
    </style:style>
    <style:style style:name="T2" style:family="text">
      <style:text-properties fo:font-size="14pt" fo:font-weight="bold" officeooo:rsid="0019dc8e" style:font-size-asian="14pt" style:font-weight-asian="bold" style:font-size-complex="14pt" style:font-weight-complex="bold"/>
    </style:style>
    <style:style style:name="T3" style:family="text">
      <style:text-properties officeooo:rsid="001ab119"/>
    </style:style>
    <style:style style:name="T4" style:family="text">
      <style:text-properties officeooo:rsid="001c714b"/>
    </style:style>
    <style:style style:name="T5" style:family="text">
      <style:text-properties officeooo:rsid="001d87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2">Trois parties</text:span><text:span text:style-name="T1">: </text:span></text:p>
      <text:p text:style-name="P1"><text:span text:style-name="T1"/></text:p>
      <text:p text:style-name="P1"><text:span text:style-name="T1">- la partie élèves et anciens élèves,</text:span></text:p>
      <text:p text:style-name="P1"><text:span text:style-name="T1"/></text:p>
      <text:p text:style-name="P1"><text:span text:style-name="T1">ça sert à recruter entre les gens</text:span></text:p>
      <text:p text:style-name="P1"><text:span text:style-name="T1">ça peut s'adresser à une classe, seulement aux anciens, seulement ceux en alternance... </text:span></text:p>
      <text:p text:style-name="P1"><text:span text:style-name="T1">possibilité de communiquer entre nous, c'est l'intérêt : même si on est partis on y est toujours (ex: on se fait une bouffe ?)</text:span></text:p>
      <text:p text:style-name="P1"><text:span text:style-name="T1"/></text:p>
      <text:p text:style-name="P1"><text:span text:style-name="T1">- partie entreprise ()</text:span></text:p>
      <text:p text:style-name="P1"><text:span text:style-name="T1"/></text:p>
      <text:p text:style-name="P1"><text:span text:style-name="T1">proposition d'embauche</text:span></text:p>
      <text:p text:style-name="P1"><text:span text:style-name="T1">quand une entreprise a fait une demande de deux élèves et qu'elle les a eu, qu'elle ne reste pas.</text:span></text:p>
      <text:p text:style-name="P1"><text:span text:style-name="T1">Ils ont accès aux endroits de recherche</text:span></text:p>
      <text:p text:style-name="P1"><text:span text:style-name="T1"/></text:p>
      <text:p text:style-name="P1"><text:span text:style-name="T1">- partie IMIE (marilyne)</text:span></text:p>
      <text:p text:style-name="P1"><text:span text:style-name="T1">demande d'emploi, offre d'emploi dont elle a eut vent</text:span></text:p>
      <text:p text:style-name="P1"><text:span text:style-name="T1">une boite qui demande des emploi pour les élèves qui sortent de l'école</text:span></text:p>
      <text:p text:style-name="P1"><text:span text:style-name="T1">invitation des élèves pour une bouffe, ou faire des enquetes (où avez-vous été embauché ?)</text:span></text:p>
      <text:p text:style-name="P2"><text:span text:style-name="T3">les comptes IMIE c'est l'administration</text:span></text:p>
      <text:p text:style-name="P1"><text:span text:style-name="T1"/></text:p>
      <text:p text:style-name="P1"><text:span text:style-name="T1"/></text:p>
      <text:p text:style-name="P1"><text:span text:style-name="T1"/></text:p>
      <text:p text:style-name="P1"><text:span text:style-name="T1"/></text:p>
      <text:p text:style-name="P1"><text:span text:style-name="T1">on doitpouvoir rechercher des compétences, ou lire des CV</text:span></text:p>
      <text:p text:style-name="P1"><text:span text:style-name="T1">les élèves sont pas obligés de poser des CV (ils peuvent juste avoir à disposition</text:span></text:p>
      <text:p text:style-name="P1"><text:span text:style-name="T1"/></text:p>
      <text:p text:style-name="P1"><text:span text:style-name="T1"/></text:p>
      <text:p text:style-name="P1"><text:span text:style-name="T1">suppression des fiches entreprise une fois qu'elles ont fait leurs demandes</text:span></text:p>
      <text:p text:style-name="P1"><text:span text:style-name="T1"/></text:p>
      <text:p text:style-name="P2"><text:span text:style-name="T3">discussions entre les élèves et l'IMIE</text:span></text:p>
      <text:p text:style-name="P2"><text:span text:style-name="T3"/></text:p>
      <text:p text:style-name="P2"><text:span text:style-name="T3">en tant qu'IMIE:</text:span></text:p>
      <text:p text:style-name="P2"><text:span text:style-name="T3">- envoi d'un message</text:span></text:p>
      <text:p text:style-name="P2"><text:span text:style-name="T3">- consulter les CV</text:span></text:p>
      <text:p text:style-name="P2"><text:span text:style-name="T3">- consulter les entreprises</text:span></text:p>
      <text:p text:style-name="P2"><text:span text:style-name="T3">- consulter les embauches</text:span></text:p>
      <text:p text:style-name="P2"><text:span text:style-name="T3">- proposer une entreprise</text:span></text:p>
      <text:p text:style-name="P2"><text:span text:style-name="T3">- </text:span></text:p>
      <text:p text:style-name="P2"><text:span text:style-name="T3"/></text:p>
      <text:p text:style-name="P2"><text:span text:style-name="T3">différence entre postes proposés et entreprise</text:span></text:p>
      <text:p text:style-name="P2"><text:span text:style-name="T3"/></text:p>
      <text:p text:style-name="P2"><text:span text:style-name="T3">en tant qu'entreprise je cherche des compétences</text:span></text:p>
      <text:p text:style-name="P2"><text:span text:style-name="T3"/></text:p>
      <text:p text:style-name="P2"><text:span text:style-name="T3">y'a élèves et anciens élèves (dans la partie élèves)</text:span></text:p>
      <text:p text:style-name="P2"><text:span text:style-name="T3"/></text:p>
      <text:p text:style-name="P2"><text:span text:style-name="T3">c'est un réseau privé</text:span></text:p>
      <text:p text:style-name="P2"><text:span text:style-name="T3"/></text:p>
      <text:p text:style-name="P2"><text:span text:style-name="T3">les nouveaux compte doivent être validés par IMIE </text:span><text:span text:style-name="T4">(ils ne rentrent pas les élèves), les élèves doivent attendre la validation</text:span></text:p>
      <text:p text:style-name="P3"><text:span text:style-name="T4">une fois validés ils doivent d'Office remplir le formulaire (sur le web), pour l'IMIE on rentre en mode bucheron dans la BDD, pour l'entreprise ils doivent aussi etre validés (pourquoi ils valident, </text:span><text:soft-page-break/><text:span text:style-name="T4">pourquoi ils valident pas) l'imie a besoin d'informations pour les contacter au minimum</text:span></text:p>
      <text:p text:style-name="P3"><text:span text:style-name="T4"/></text:p>
      <text:p text:style-name="P3"><text:span text:style-name="T4"/></text:p>
      <text:p text:style-name="P2"><text:span text:style-name="T3"/></text:p>
      <text:p text:style-name="P2"><text:span text:style-name="T3">élèves :<text:line-break/>- déposer CV</text:span></text:p>
      <text:p text:style-name="P2"><text:span text:style-name="T3">- activer CV</text:span></text:p>
      <text:p text:style-name="P2"><text:span text:style-name="T3"/></text:p>
      <text:p text:style-name="P2"><text:span text:style-name="T3">entreprise :</text:span></text:p>
      <text:p text:style-name="P2"><text:span text:style-name="T3">- voir CV déposé</text:span></text:p>
      <text:p text:style-name="P2"><text:span text:style-name="T3">- recherche par compétence, par age, par sexe (pas par nationalité)</text:span></text:p>
      <text:p text:style-name="P2"><text:span text:style-name="T3"/></text:p>
      <text:p text:style-name="P2"><text:span text:style-name="T3">pas de mise en relation directe, c'est de la consultation (entre entreprise et élèves)</text:span></text:p>
      <text:p text:style-name="P2"><text:span text:style-name="T3"/></text:p>
      <text:p text:style-name="P3"><text:span text:style-name="T4">on prépare des questions et on les envoie aux L3</text:span></text:p>
      <text:p text:style-name="P3"><text:span text:style-name="T4"/></text:p>
      <text:p text:style-name="P3"><text:span text:style-name="T4">Marilyne veut protéger ses données</text:span></text:p>
      <text:p text:style-name="P3"><text:span text:style-name="T4"/></text:p>
      <text:p text:style-name="P3"><text:span text:style-name="T4">liste pour les compétences</text:span></text:p>
      <text:p text:style-name="P3"><text:span text:style-name="T4"/></text:p>
      <text:p text:style-name="P3"><text:span text:style-name="T4"/></text:p>
      <text:p text:style-name="P3"><text:span text:style-name="T4">les élèves ont accès :<text:line-break/>- liste de contact</text:span></text:p>
      <text:p text:style-name="P3"><text:span text:style-name="T4">- liste de promos</text:span></text:p>
      <text:p text:style-name="P3"><text:span text:style-name="T4">- messages avec entreprise</text:span></text:p>
      <text:p text:style-name="P3"><text:span text:style-name="T4">- messages avec gens</text:span></text:p>
      <text:p text:style-name="P3"><text:span text:style-name="T4">- messages avec imie</text:span></text:p>
      <text:p text:style-name="P3"><text:span text:style-name="T4">- évènements école (flux rss)</text:span></text:p>
      <text:p text:style-name="P3"><text:span text:style-name="T4">- </text:span></text:p>
      <text:p text:style-name="P3"><text:span text:style-name="T4"/></text:p>
      <text:p text:style-name="P3"><text:span text:style-name="T4"/></text:p>
      <text:p text:style-name="P3"><text:span text:style-name="T4">l'imie peut :</text:span></text:p>
      <text:p text:style-name="P3"><text:span text:style-name="T4">- faire des enquetes/sondages et l'envoyer à certaines personnes (promo par exemple)</text:span></text:p>
      <text:p text:style-name="P3"><text:span text:style-name="T4"/></text:p>
      <text:p text:style-name="P3"><text:span text:style-name="T4">android et windows phone</text:span></text:p>
      <text:p text:style-name="P3"><text:span text:style-name="T4"/></text:p>
      <text:p text:style-name="P3"><text:span text:style-name="T4">s'il y a pas de web, un système de cache</text:span></text:p>
      <text:p text:style-name="P3"><text:span text:style-name="T4"/></text:p>
      <text:p text:style-name="P3"><text:span text:style-name="T4">on prépare aussi pour les tablettes</text:span></text:p>
      <text:p text:style-name="P3"><text:span text:style-name="T4"/></text:p>
      <text:p text:style-name="P4"><text:span text:style-name="T5">on fais le cahier des charges pour la partie mobi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4.0.1.2$Windows_x86 LibreOffice_project/84102822e3d61eb989ddd325abf1ac077904985</meta:generator>
    <dc:date>2013-10-16T16:48:09.15</dc:date>
    <meta:document-statistic meta:table-count="0" meta:image-count="0" meta:object-count="0" meta:page-count="2" meta:paragraph-count="53" meta:word-count="421" meta:character-count="2443" meta:non-whitespace-character-count="2071"/>
    <meta:user-defined meta:name="Info 1"/>
    <meta:user-defined meta:name="Info 2"/>
    <meta:user-defined meta:name="Info 3"/>
    <meta:user-defined meta:name="Info 4"/>
  </office:meta>
</office:document-meta>
</file>